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ple-system, BlinkMacSystemFon" svg:font-family="apple-system, BlinkMacSystemFon" style:font-family-generic="system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I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I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I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T3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T4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T5" style:parent-style-name="Policepardéfaut" style:family="text">
      <style:text-properties fo:font-weight="bold" style:font-weight-asian="bold" style:font-weight-complex="bold" fo:font-style="italic" style:font-style-asian="italic" style:font-style-complex="italic" fo:text-transform="uppercase" fo:font-size="18pt" style:font-size-asian="18pt" style:font-size-complex="18pt"/>
    </style:style>
    <style:style style:name="P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0" style:parent-style-name="Titre2" style:family="paragraph"/>
    <style:style style:name="T11" style:parent-style-name="Policepardéfaut" style:family="text">
      <style:text-properties fo:color="#1D2125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apple-system, BlinkMacSystemFon" fo:color="#1D2125" fo:font-size="16pt" style:font-size-asian="16pt" style:font-size-complex="16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 fo:language="en" fo:country="US"/>
    </style:style>
    <style:style style:name="P18" style:parent-style-name="Standard" style:family="paragraph">
      <style:text-properties fo:font-size="14pt" style:font-size-asian="14pt" style:font-size-complex="14pt" fo:language="en" fo:country="US"/>
    </style:style>
    <style:style style:name="P19" style:parent-style-name="Standard" style:family="paragraph">
      <style:text-properties fo:font-size="14pt" style:font-size-asian="14pt" style:font-size-complex="14pt" fo:language="en" fo:country="US"/>
    </style:style>
    <style:style style:name="P20" style:parent-style-name="Standard" style:family="paragraph">
      <style:text-properties fo:font-size="14pt" style:font-size-asian="14pt" style:font-size-complex="14pt" fo:language="en" fo:country="US"/>
    </style:style>
    <style:style style:name="P21" style:parent-style-name="Standard" style:family="paragraph">
      <style:text-properties fo:font-size="14pt" style:font-size-asian="14pt" style:font-size-complex="14pt" fo:language="en" fo:country="US"/>
    </style:style>
    <style:style style:name="P22" style:parent-style-name="Standard" style:family="paragraph">
      <style:text-properties fo:font-size="14pt" style:font-size-asian="14pt" style:font-size-complex="14pt" fo:language="en" fo:country="US"/>
    </style:style>
    <style:style style:name="P23" style:parent-style-name="Standard" style:family="paragraph">
      <style:text-properties fo:font-size="14pt" style:font-size-asian="14pt" style:font-size-complex="14pt" fo:language="en" fo:country="US"/>
    </style:style>
    <style:style style:name="P24" style:parent-style-name="Standard" style:family="paragraph">
      <style:text-properties fo:font-size="14pt" style:font-size-asian="14pt" style:font-size-complex="14pt" fo:language="en" fo:country="US"/>
    </style:style>
    <style:style style:name="P25" style:parent-style-name="Standard" style:family="paragraph">
      <style:text-properties fo:font-size="14pt" style:font-size-asian="14pt" style:font-size-complex="14pt" fo:language="en" fo:country="US"/>
    </style:style>
    <style:style style:name="P26" style:parent-style-name="Standard" style:family="paragraph">
      <style:text-properties fo:font-size="14pt" style:font-size-asian="14pt" style:font-size-complex="14pt" fo:language="en" fo:country="US"/>
    </style:style>
    <style:style style:name="P27" style:parent-style-name="Standard" style:family="paragraph">
      <style:text-properties fo:font-size="14pt" style:font-size-asian="14pt" style:font-size-complex="14pt" fo:language="en" fo:country="US"/>
    </style:style>
    <style:style style:name="P28" style:parent-style-name="Standard" style:family="paragraph">
      <style:text-properties fo:font-size="14pt" style:font-size-asian="14pt" style:font-size-complex="14pt" fo:language="en" fo:country="US"/>
    </style:style>
    <style:style style:name="P29" style:parent-style-name="Standard" style:family="paragraph">
      <style:text-properties fo:font-size="14pt" style:font-size-asian="14pt" style:font-size-complex="14pt" fo:language="en" fo:country="US"/>
    </style:style>
    <style:style style:name="P30" style:parent-style-name="Standard" style:family="paragraph">
      <style:text-properties fo:font-size="14pt" style:font-size-asian="14pt" style:font-size-complex="14pt" fo:language="en" fo:country="US"/>
    </style:style>
    <style:style style:name="P31" style:parent-style-name="Standard" style:family="paragraph">
      <style:text-properties fo:font-size="14pt" style:font-size-asian="14pt" style:font-size-complex="14pt" fo:language="en" fo:country="US"/>
    </style:style>
    <style:style style:name="P32" style:parent-style-name="Standard" style:family="paragraph">
      <style:text-properties fo:font-size="14pt" style:font-size-asian="14pt" style:font-size-complex="14pt" fo:language="en" fo:country="US"/>
    </style:style>
    <style:style style:name="P33" style:parent-style-name="Standard" style:family="paragraph">
      <style:text-properties fo:font-size="14pt" style:font-size-asian="14pt" style:font-size-complex="14pt" fo:language="en" fo:country="US"/>
    </style:style>
    <style:style style:name="P34" style:parent-style-name="Standard" style:family="paragraph">
      <style:text-properties fo:font-size="14pt" style:font-size-asian="14pt" style:font-size-complex="14pt" fo:language="en" fo:country="US"/>
    </style:style>
    <style:style style:name="P35" style:parent-style-name="Standard" style:family="paragraph">
      <style:text-properties fo:font-size="14pt" style:font-size-asian="14pt" style:font-size-complex="14pt" fo:language="en" fo:country="US"/>
    </style:style>
    <style:style style:name="P36" style:parent-style-name="Standard" style:family="paragraph">
      <style:text-properties fo:font-size="14pt" style:font-size-asian="14pt" style:font-size-complex="14pt" fo:language="en" fo:country="US"/>
    </style:style>
    <style:style style:name="P37" style:parent-style-name="Standard" style:family="paragraph">
      <style:text-properties fo:font-size="14pt" style:font-size-asian="14pt" style:font-size-complex="14pt" fo:language="en" fo:country="US"/>
    </style:style>
    <style:style style:name="P38" style:parent-style-name="Standard" style:family="paragraph">
      <style:text-properties fo:font-size="14pt" style:font-size-asian="14pt" style:font-size-complex="14pt" fo:language="en" fo:country="US"/>
    </style:style>
    <style:style style:name="P39" style:parent-style-name="Standard" style:family="paragraph">
      <style:text-properties fo:font-size="14pt" style:font-size-asian="14pt" style:font-size-complex="14pt" fo:language="en" fo:country="US"/>
    </style:style>
    <style:style style:name="P40" style:parent-style-name="Standard" style:family="paragraph">
      <style:text-properties fo:font-size="14pt" style:font-size-asian="14pt" style:font-size-complex="14pt" fo:language="en" fo:country="US"/>
    </style:style>
    <style:style style:name="P41" style:parent-style-name="Standard" style:family="paragraph">
      <style:text-properties fo:font-size="14pt" style:font-size-asian="14pt" style:font-size-complex="14pt" fo:language="en" fo:country="US"/>
    </style:style>
    <style:style style:name="P42" style:parent-style-name="Standard" style:family="paragraph">
      <style:text-properties fo:font-size="14pt" style:font-size-asian="14pt" style:font-size-complex="14pt" fo:language="en" fo:country="US"/>
    </style:style>
    <style:style style:name="P43" style:parent-style-name="Standard" style:family="paragraph">
      <style:text-properties fo:font-size="14pt" style:font-size-asian="14pt" style:font-size-complex="14pt" fo:language="en" fo:country="US"/>
    </style:style>
    <style:style style:name="P44" style:parent-style-name="Standard" style:family="paragraph">
      <style:text-properties fo:font-size="14pt" style:font-size-asian="14pt" style:font-size-complex="14pt" fo:language="en" fo:country="US"/>
    </style:style>
    <style:style style:name="P45" style:parent-style-name="Standard" style:family="paragraph">
      <style:text-properties fo:font-size="14pt" style:font-size-asian="14pt" style:font-size-complex="14pt" fo:language="en" fo:country="US"/>
    </style:style>
    <style:style style:name="P46" style:parent-style-name="Standard" style:family="paragraph">
      <style:text-properties fo:font-size="14pt" style:font-size-asian="14pt" style:font-size-complex="14pt" fo:language="en" fo:country="US"/>
    </style:style>
    <style:style style:name="P47" style:parent-style-name="Standard" style:family="paragraph">
      <style:text-properties fo:font-size="14pt" style:font-size-asian="14pt" style:font-size-complex="14pt" fo:language="en" fo:country="US"/>
    </style:style>
    <style:style style:name="P48" style:parent-style-name="Standard" style:family="paragraph">
      <style:text-properties fo:font-size="14pt" style:font-size-asian="14pt" style:font-size-complex="14pt" fo:language="en" fo:country="US"/>
    </style:style>
    <style:style style:name="P49" style:parent-style-name="Standard" style:family="paragraph">
      <style:text-properties fo:font-size="14pt" style:font-size-asian="14pt" style:font-size-complex="14pt" fo:language="en" fo:country="US"/>
    </style:style>
    <style:style style:name="P50" style:parent-style-name="Standard" style:family="paragraph">
      <style:text-properties fo:font-size="14pt" style:font-size-asian="14pt" style:font-size-complex="14pt" fo:language="en" fo:country="US"/>
    </style:style>
    <style:style style:name="P51" style:parent-style-name="Standard" style:family="paragraph">
      <style:text-properties fo:font-size="14pt" style:font-size-asian="14pt" style:font-size-complex="14pt" fo:language="en" fo:country="US"/>
    </style:style>
    <style:style style:name="P52" style:parent-style-name="Standard" style:family="paragraph">
      <style:text-properties fo:font-size="14pt" style:font-size-asian="14pt" style:font-size-complex="14pt" fo:language="en" fo:country="US"/>
    </style:style>
    <style:style style:name="P53" style:parent-style-name="Standard" style:family="paragraph">
      <style:text-properties fo:font-size="14pt" style:font-size-asian="14pt" style:font-size-complex="14pt" fo:language="en" fo:country="US"/>
    </style:style>
    <style:style style:name="P54" style:parent-style-name="Standard" style:family="paragraph">
      <style:text-properties fo:font-size="14pt" style:font-size-asian="14pt" style:font-size-complex="14pt" fo:language="en" fo:country="US"/>
    </style:style>
    <style:style style:name="P55" style:parent-style-name="Standard" style:family="paragraph">
      <style:text-properties fo:font-size="14pt" style:font-size-asian="14pt" style:font-size-complex="14pt" fo:language="en" fo:country="US"/>
    </style:style>
    <style:style style:name="P56" style:parent-style-name="Standard" style:family="paragraph">
      <style:text-properties fo:font-size="14pt" style:font-size-asian="14pt" style:font-size-complex="14pt" fo:language="en" fo:country="US"/>
    </style:style>
    <style:style style:name="P57" style:parent-style-name="Standard" style:family="paragraph">
      <style:text-properties fo:font-size="14pt" style:font-size-asian="14pt" style:font-size-complex="14pt" fo:language="en" fo:country="US"/>
    </style:style>
    <style:style style:name="T58" style:parent-style-name="Policepardéfaut" style:family="text">
      <style:text-properties fo:font-size="14pt" style:font-size-asian="14pt" style:font-size-complex="14pt" fo:language="en" fo:country="US"/>
    </style:style>
    <style:style style:name="T59" style:parent-style-name="Policepardéfaut" style:family="text">
      <style:text-properties fo:font-size="14pt" style:font-size-asian="14pt" style:font-size-complex="14pt" fo:language="en" fo:country="US"/>
    </style:style>
    <style:style style:name="T60" style:parent-style-name="Policepardéfaut" style:family="text">
      <style:text-properties fo:font-size="14pt" style:font-size-asian="14pt" style:font-size-complex="14pt" fo:language="en" fo:country="US"/>
    </style:style>
    <style:style style:name="T61" style:parent-style-name="Policepardéfaut" style:family="text">
      <style:text-properties fo:font-size="14pt" style:font-size-asian="14pt" style:font-size-complex="14pt" fo:language="en" fo:country="US"/>
    </style:style>
    <style:style style:name="P62" style:parent-style-name="Standard" style:family="paragraph">
      <style:text-properties fo:font-size="14pt" style:font-size-asian="14pt" style:font-size-complex="14pt" fo:language="en" fo:country="US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Titre3" style:family="paragraph"/>
    <style:style style:name="T73" style:parent-style-name="Policepardéfaut" style:family="text">
      <style:text-properties style:font-name="apple-system, BlinkMacSystemFon" fo:font-size="16pt" style:font-size-asian="16pt" style:font-size-complex="16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T78" style:parent-style-name="Policepardéfaut" style:family="text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T80" style:parent-style-name="Policepardéfaut" style:family="text">
      <style:text-properties fo:font-size="14pt" style:font-size-asian="14pt" style:font-size-complex="14pt"/>
    </style:style>
    <style:style style:name="T81" style:parent-style-name="Policepardéfaut" style:family="text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Titre2" style:family="paragraph">
      <style:text-properties style:font-name="apple-system, BlinkMacSystemFon" fo:font-weight="normal" style:font-weight-asian="normal" fo:color="#1D2125"/>
    </style:style>
    <style:style style:name="P84" style:parent-style-name="Standard" style:family="paragraph">
      <style:text-properties style:font-name="apple-system, BlinkMacSystemFo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font-name="apple-system, BlinkMacSystemFo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color="#1D2125"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/>
    <style:style style:name="T91" style:parent-style-name="Policepardéfaut" style:family="text">
      <style:text-properties fo:font-size="14pt" style:font-size-asian="14pt" style:font-size-complex="14pt"/>
    </style:style>
    <style:style style:name="T92" style:parent-style-name="Policepardéfaut" style:family="text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/>
    <style:style style:name="T95" style:parent-style-name="Policepardéfaut" style:family="text">
      <style:text-properties fo:font-size="14pt" style:font-size-asian="14pt" style:font-size-complex="14pt"/>
    </style:style>
    <style:style style:name="P96" style:parent-style-name="Standard" style:family="paragraph"/>
    <style:style style:name="T97" style:parent-style-name="Policepardéfaut" style:family="text">
      <style:text-properties fo:font-size="14pt" style:font-size-asian="14pt" style:font-size-complex="14pt"/>
    </style:style>
    <style:style style:name="T98" style:parent-style-name="Policepardéfaut" style:family="text">
      <style:text-properties fo:font-size="14pt" style:font-size-asian="14pt" style:font-size-complex="14pt"/>
    </style:style>
    <style:style style:name="P99" style:parent-style-name="Standard" style:family="paragraph"/>
    <style:style style:name="T100" style:parent-style-name="Policepardéfaut" style:family="text">
      <style:text-properties fo:font-size="14pt" style:font-size-asian="14pt" style:font-size-complex="14pt"/>
    </style:style>
    <style:style style:name="P101" style:parent-style-name="Standard" style:family="paragraph"/>
    <style:style style:name="T102" style:parent-style-name="Policepardéfaut" style:family="text">
      <style:text-properties fo:font-size="14pt" style:font-size-asian="14pt" style:font-size-complex="14pt"/>
    </style:style>
    <style:style style:name="P103" style:parent-style-name="Standard" style:family="paragraph"/>
    <style:style style:name="T104" style:parent-style-name="Policepardéfaut" style:family="text">
      <style:text-properties fo:font-size="14pt" style:font-size-asian="14pt" style:font-size-complex="14pt"/>
    </style:style>
    <style:style style:name="T105" style:parent-style-name="Policepardéfaut" style:family="text">
      <style:text-properties fo:font-size="14pt" style:font-size-asian="14pt" style:font-size-complex="14pt"/>
    </style:style>
    <style:style style:name="P106" style:parent-style-name="Standard" style:family="paragraph"/>
    <style:style style:name="T107" style:parent-style-name="Policepardéfaut" style:family="text">
      <style:text-properties fo:font-size="14pt" style:font-size-asian="14pt" style:font-size-complex="14pt"/>
    </style:style>
    <style:style style:name="P108" style:parent-style-name="Standard" style:family="paragraph"/>
    <style:style style:name="T109" style:parent-style-name="Policepardéfaut" style:family="text">
      <style:text-properties fo:font-size="14pt" style:font-size-asian="14pt" style:font-size-complex="14pt"/>
    </style:style>
    <style:style style:name="T110" style:parent-style-name="Policepardéfaut" style:family="text">
      <style:text-properties fo:font-size="14pt" style:font-size-asian="14pt" style:font-size-complex="14pt"/>
    </style:style>
    <style:style style:name="P111" style:parent-style-name="Standard" style:family="paragraph"/>
    <style:style style:name="T112" style:parent-style-name="Policepardéfaut" style:family="text">
      <style:text-properties fo:font-size="14pt" style:font-size-asian="14pt" style:font-size-complex="14pt"/>
    </style:style>
    <style:style style:name="P113" style:parent-style-name="Titre3" style:family="paragraph"/>
    <style:style style:name="T114" style:parent-style-name="Policepardéfaut" style:family="text">
      <style:text-properties style:font-name="apple-system, BlinkMacSystemFon" fo:color="#1D2125" fo:font-size="16pt" style:font-size-asian="16pt" style:font-size-complex="16pt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117" style:parent-style-name="Standard" style:family="paragraph">
      <style:paragraph-properties fo:text-align="justify" fo:text-indent="0.4923in"/>
    </style:style>
    <style:style style:name="P118" style:parent-style-name="Titre3" style:family="paragraph"/>
    <style:style style:name="T119" style:parent-style-name="Policepardéfaut" style:family="text">
      <style:text-properties style:font-name="apple-system, BlinkMacSystemFon" fo:color="#1D2125" fo:font-size="16pt" style:font-size-asian="16pt" style:font-size-complex="16pt" style:text-underline-type="single" style:text-underline-style="solid" style:text-underline-width="auto" style:text-underline-mode="continuous"/>
    </style:style>
    <style:style style:name="T120" style:parent-style-name="Policepardéfaut" style:family="text">
      <style:text-properties style:font-name="apple-system, BlinkMacSystemFon" style:font-name-complex="Segoe UI" fo:color="#1D2125" fo:font-size="16pt" style:font-size-asian="16pt" style:font-size-complex="16pt" style:text-underline-type="single" style:text-underline-style="solid" style:text-underline-width="auto" style:text-underline-mode="continuous"/>
    </style:style>
    <style:style style:name="T121" style:parent-style-name="Policepardéfaut" style:family="text">
      <style:text-properties style:font-name="apple-system, BlinkMacSystemFon" fo:color="#1D2125" fo:font-size="16pt" style:font-size-asian="16pt" style:font-size-complex="16pt" style:text-underline-type="single" style:text-underline-style="solid" style:text-underline-width="auto" style:text-underline-mode="continuous"/>
    </style:style>
    <style:style style:name="T122" style:parent-style-name="Policepardéfaut" style:family="text">
      <style:text-properties style:font-name="apple-system, BlinkMacSystemFon" style:font-name-complex="Segoe UI" fo:color="#1D2125" fo:font-size="16pt" style:font-size-asian="16pt" style:font-size-complex="16pt" style:text-underline-type="single" style:text-underline-style="solid" style:text-underline-width="auto" style:text-underline-mode="continuous"/>
    </style:style>
    <style:style style:name="P123" style:parent-style-name="Standard" style:family="paragraph">
      <style:paragraph-properties fo:text-align="justify"/>
    </style:style>
    <style:style style:name="P124" style:parent-style-name="Titre4" style:family="paragraph">
      <style:paragraph-properties fo:text-align="justify" fo:margin-top="0in" fo:background-color="#F8F9FA"/>
    </style:style>
    <style:style style:name="T125" style:parent-style-name="CodeHTML" style:family="text">
      <style:text-properties style:font-name="Consolas" style:font-name-asian="Times New Roman" fo:color="#E83E8C" fo:font-size="15pt" style:font-size-asian="15pt" style:font-size-complex="15pt"/>
    </style:style>
    <style:style style:name="P126" style:parent-style-name="Titre4" style:family="paragraph">
      <style:paragraph-properties fo:text-align="justify" fo:margin-top="0in" fo:margin-left="0.5in" fo:background-color="#F8F9FA">
        <style:tab-stops/>
      </style:paragraph-properties>
    </style:style>
    <style:style style:name="T127" style:parent-style-name="Policepardéfaut" style:family="text">
      <style:text-properties style:font-name="Liberation Serif" fo:font-style="normal" style:font-style-asian="normal" style:font-style-complex="normal" fo:color="#000000" fo:font-size="14pt" style:font-size-asian="14pt" style:font-size-complex="14pt"/>
    </style:style>
    <style:style style:name="P128" style:parent-style-name="Titre4" style:family="paragraph">
      <style:paragraph-properties fo:text-align="justify" fo:margin-top="0in" fo:margin-left="0.5in" fo:background-color="#F8F9FA">
        <style:tab-stops/>
      </style:paragraph-properties>
    </style:style>
    <style:style style:name="T129" style:parent-style-name="Policepardéfaut" style:family="text">
      <style:text-properties style:font-name="Liberation Serif" fo:font-style="normal" style:font-style-asian="normal" style:font-style-complex="normal" fo:color="#000000" fo:font-size="14pt" style:font-size-asian="14pt" style:font-size-complex="14pt"/>
    </style:style>
    <style:style style:name="P130" style:parent-style-name="Titre4" style:family="paragraph">
      <style:paragraph-properties fo:text-align="justify" fo:margin-top="0in" fo:background-color="#F8F9FA"/>
    </style:style>
    <style:style style:name="T131" style:parent-style-name="CodeHTML" style:family="text">
      <style:text-properties style:font-name="Consolas" style:font-name-asian="Times New Roman" fo:color="#E83E8C" fo:font-size="15pt" style:font-size-asian="15pt" style:font-size-complex="15pt"/>
    </style:style>
    <style:style style:name="P132" style:parent-style-name="Titre3" style:family="paragraph">
      <style:paragraph-properties fo:margin-top="0in" fo:background-color="#F8F9FA"/>
      <style:text-properties style:font-name="Segoe UI" style:font-name-complex="Segoe UI" fo:color="#1D2125" style:text-underline-type="single" style:text-underline-style="solid" style:text-underline-width="auto" style:text-underline-mode="continuous"/>
    </style:style>
    <style:style style:name="T133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<text:span text:style-name="T2">Mouhamed</text:span><text:span text:style-name="T3"><text:s/></text:span><text:span text:style-name="T4">Sadio<text:s/></text:span><text:span text:style-name="T5">diakhate</text:span></text:p>
      <text:p text:style-name="P6">Ryadh<text:s/>HAMCHAOUI</text:p>
      <text:p text:style-name="P7"/>
      <text:p text:style-name="P8">TP1 Découverte</text:p>
      <text:p text:style-name="P9"/>
      <text:list text:style-name="LFO1" text:continue-numbering="true">
        <text:list-item>
          <text:list>
            <text:list-item>
              <text:p text:style-name="P10"><text:span text:style-name="T11">Matériels</text:span><text:span text:style-name="T12"><text:s/>et Outils Réseaux Physique et Liaison de Données</text:span></text:p>
            </text:list-item>
          </text:list>
        </text:list-item>
      </text:list>
      <text:p text:style-name="P13"/>
      <text:p text:style-name="Standard"/>
      <text:p text:style-name="Standard"/>
      <text:p text:style-name="P14">1) Il y’a 18 stations dans la salle.</text:p>
      <text:p text:style-name="P15"/>
      <text:p text:style-name="P16">2)Il y’en a 6 qui sont formées :</text:p>
      <text:p text:style-name="P17">ens160: flags=4163&lt;UP, BROADCAST, RUNNING, MULTICAST&gt; <text:s/>mtu 1500</text:p>
      <text:p text:style-name="P18"><text:s text:c="8"/>inet<text:s/>10.192.7.120 netmask 255.255.255.0 broadcast 10.192.7.255</text:p>
      <text:p text:style-name="P19"><text:s text:c="8"/>ether 00:50:56: b9:8d:60 txqueuelen 1000 <text:s/>(Ethernet)</text:p>
      <text:p text:style-name="P20"><text:s text:c="8"/>RX packets 196780 bytes 122435458 (122.4 MB)</text:p>
      <text:p text:style-name="P21"><text:s text:c="8"/>RX errors 0 <text:s/>dropped 2257 <text:s/>overruns 0 <text:s/>frame 0</text:p>
      <text:p text:style-name="P22"><text:s text:c="8"/>TX packets 154038 <text:s/>bytes 199176210 (199.1 MB)</text:p>
      <text:p text:style-name="P23"><text:s text:c="8"/>TX errors 0 <text:s/>dropped 0 overruns 0 <text:s/>carrier 0 <text:s/>collisions 0</text:p>
      <text:p text:style-name="P24"/>
      <text:p text:style-name="P25">interne: flags=4099&lt;UP,BROADCAST,MULTICAST&gt; <text:s/>mtu 1500</text:p>
      <text:p text:style-name="P26"><text:s text:c="8"/>inet 192.168.122.1 <text:s/>netmask 255.255.255.0 <text:s/>broadcast 192.168.122.255</text:p>
      <text:p text:style-name="P27"><text:s text:c="8"/>ether<text:s/>52:54:00:00:00:00 <text:s/>txqueuelen 1000 <text:s/>(Ethernet)</text:p>
      <text:p text:style-name="P28"><text:s text:c="8"/>RX packets 0 <text:s/>bytes 0 (0.0 B)</text:p>
      <text:p text:style-name="P29"><text:s text:c="8"/>RX errors 0 <text:s/>dropped 0 <text:s/>overruns 0 <text:s/>frame 0</text:p>
      <text:p text:style-name="P30"><text:s text:c="8"/>TX packets 0 <text:s/>bytes 0 (0.0 B)</text:p>
      <text:p text:style-name="P31"><text:s text:c="8"/>TX errors 0 <text:s/>dropped 0 overruns 0 <text:s/>carrier 0 <text:s/>collisions 0</text:p>
      <text:p text:style-name="P32"/>
      <text:p text:style-name="P33">switch1: flags=4099&lt;UP,BROADCAST,MULTICAST&gt; <text:s/>mtu 1500</text:p>
      <text:p text:style-name="P34"><text:s text:c="8"/>ether 52:54:00:00:00:01 <text:s/>txqueuelen 1000 <text:s/>(Ethernet)</text:p>
      <text:p text:style-name="P35"><text:s text:c="8"/>RX packets 0 <text:s/>bytes 0 (0.0 B)</text:p>
      <text:p text:style-name="P36"><text:s text:c="8"/>RX errors 0 <text:s/>dropped 0 <text:s/>overruns 0 <text:s/>frame 0</text:p>
      <text:p text:style-name="P37"><text:s text:c="8"/>TX packets 0 <text:s/>bytes 0 (0.0 B)</text:p>
      <text:p text:style-name="P38"><text:s text:c="8"/>TX errors 0 <text:s/>dropped 0 overruns 0 <text:s/>carrier 0 <text:s/>collisions 0</text:p>
      <text:p text:style-name="P39"/>
      <text:p text:style-name="P40">switch2: flags=4099&lt;UP,BROADCAST,MULTICAST&gt; <text:s/>mtu 1500</text:p>
      <text:p text:style-name="P41"><text:s text:c="8"/>ether 52:54:00:00:00:02 <text:s/>txqueuelen 1000 <text:s/>(Ethernet)</text:p>
      <text:p text:style-name="P42"><text:s text:c="8"/>RX packets 0 <text:s/>bytes 0 (0.0 B)</text:p>
      <text:p text:style-name="P43"><text:s text:c="8"/>RX errors 0 <text:s/>dropped 0 <text:s/>overruns 0 <text:s/>frame 0</text:p>
      <text:p text:style-name="P44"><text:s text:c="8"/>TX packets 0 <text:s/>bytes 0 (0.0 B)</text:p>
      <text:p text:style-name="P45"><text:s text:c="8"/>TX errors 0 <text:s/>dropped 0 overruns 0 <text:s/>carrier 0 <text:s/>collisions 0</text:p>
      <text:p text:style-name="P46"/>
      <text:p text:style-name="P47">switch3: flags=4099&lt;UP,BROADCAST,MULTICAST&gt; <text:s/>mtu 1500</text:p>
      <text:p text:style-name="P48"><text:s text:c="8"/>ether 52:54:00:00:00:03 <text:s/>txqueuelen 1000 <text:s/>(Ethernet)</text:p>
      <text:p text:style-name="P49"><text:s text:c="8"/>RX packets 0 <text:s/>bytes 0 (0.0<text:s/>B)</text:p>
      <text:p text:style-name="P50"><text:s text:c="8"/>RX errors 0 <text:s/>dropped 0 <text:s/>overruns 0 <text:s/>frame 0</text:p>
      <text:p text:style-name="P51"><text:s text:c="8"/>TX packets 0 <text:s/>bytes 0 (0.0 B)</text:p>
      <text:p text:style-name="P52"><text:s text:c="8"/>TX errors 0 <text:s/>dropped 0 overruns 0 <text:s/>carrier 0 <text:s/>collisions 0</text:p>
      <text:p text:style-name="P53"/>
      <text:p text:style-name="P54">switch4: flags=4099&lt;UP,BROADCAST,MULTICAST&gt; <text:s/>mtu 1500</text:p>
      <text:p text:style-name="P55"><text:s text:c="8"/>ether<text:s/>52:54:00:00:00:04 <text:s/>txqueuelen 1000 <text:s/>(Ethernet)</text:p>
      <text:p text:style-name="P56"><text:s text:c="8"/>RX packets 0 <text:s/>bytes 0 (0.0 B)</text:p>
      <text:p text:style-name="P57"><text:s text:c="8"/>RX errors 0 <text:s/>dropped 0 <text:s/>overruns 0 <text:s/>frame 0</text:p>
      <text:p text:style-name="Standard"><text:span text:style-name="T58"><text:s text:c="8"/></text:span><text:span text:style-name="T59">TX packets 0 <text:s/>bytes 0 (0.0 B)</text:span></text:p>
      <text:p text:style-name="Standard"><text:span text:style-name="T60"><text:s text:c="8"/></text:span><text:span text:style-name="T61">TX errors 0 <text:s/>dropped 0 overruns 0 <text:s/>carrier 0 <text:s/>collisions 0</text:span></text:p>
      <text:p text:style-name="P62"/>
      <text:p text:style-name="P63">3) l'indicateur lumineux signifie que le cable Rj45 est connecté au moderne internet et à l’odinateur.</text:p>
      <text:p text:style-name="P64"/>
      <text:p text:style-name="P65">4)il y’a 8 connecteurs électriques présente une fiche RJ45</text:p>
      <text:p text:style-name="P66"/>
      <text:p text:style-name="P67">5) il y’a une prise murale</text:p>
      <text:p text:style-name="P68"/>
      <text:p text:style-name="P69">6)non, il y’a pas d’autres matériels électroniques</text:p>
      <text:p text:style-name="P70"/>
      <text:p text:style-name="P71"/>
      <text:list text:style-name="LFO2" text:continue-numbering="true">
        <text:list-item>
          <text:p text:style-name="P72"><text:span text:style-name="T73">Paramètres Réseaux</text:span></text:p>
        </text:list-item>
      </text:list>
      <text:p text:style-name="Textbody"/>
      <text:p text:style-name="P74">1) les adresses ip sont : 10.192.7.120, 192.168.122.1, 192.168.122.1.</text:p>
      <text:p text:style-name="P75"/>
      <text:p text:style-name="P76">2) les sous-réseaux sont : <text:s/>10.192.7,0, 192.168.122.0</text:p>
      <text:p text:style-name="P77"/>
      <text:p text:style-name="Standard"><text:span text:style-name="T78">3) Il y a 254 adresses disponible dans ce sous-réseau.</text:span></text:p>
      <text:p text:style-name="P79"/>
      <text:p text:style-name="Standard"><text:span text:style-name="T80">4) On compte le nombre d'adresse entre 10.192.3.0 a 10.192.3.255 on obtient do</text:span><text:span text:style-name="T81">nc 256 et on fait 256 – l’adresse du réseau – l’adresse de broadcast = 254 adresses libres.</text:span></text:p>
      <text:p text:style-name="P82"/>
      <text:h text:style-name="P83" text:outline-level="2"/>
      <text:list text:style-name="LFO3" text:continue-numbering="true">
        <text:list-item>
          <text:p text:style-name="P84">Couches Réseaux Protocole Applicatif SMTP</text:p>
        </text:list-item>
      </text:list>
      <text:p text:style-name="P85"/>
      <text:p text:style-name="P86">SMTP c’est un protocole simplifié de transfert de mails.</text:p>
      <text:p text:style-name="P87"/>
      <text:p text:style-name="P88">Expliquons :</text:p>
      <text:p text:style-name="P89"/>
      <text:list text:style-name="LFO4" text:continue-numbering="true">
        <text:list-item>
          <text:p text:style-name="P90"><text:span text:style-name="T91">Première code bleu : le serveur<text:s/></text:span><text:span text:style-name="T92">confirme que la connexion s'est effectuée avec succès</text:span></text:p>
        </text:list-item>
      </text:list>
      <text:p text:style-name="P93"><text:s/></text:p>
      <text:list text:style-name="LFO5" text:continue-numbering="true">
        <text:list-item>
          <text:p text:style-name="P94"><text:span text:style-name="T95">Première code rouge : le client saisi le code EHLO deuxième code bleu: le serveur confirme les commandes acceptées.</text:span></text:p>
        </text:list-item>
      </text:list>
      <text:p text:style-name="Standard"/>
      <text:list text:style-name="LFO5" text:continue-numbering="true">
        <text:list-item>
          <text:p text:style-name="P96"><text:span text:style-name="T97">Deuxième code rouge : le client saisi la commande pour envoyer d'un mail d'un recep</text:span><text:span text:style-name="T98">teur ainsi que ainsi que la taille du mail</text:span></text:p>
        </text:list-item>
      </text:list>
      <text:p text:style-name="Standard"/>
      <text:list text:style-name="LFO5" text:continue-numbering="true">
        <text:list-item>
          <text:p text:style-name="P99"><text:span text:style-name="T100">troisième code en bleu: le serveur confirme l'emetteur</text:span></text:p>
        </text:list-item>
      </text:list>
      <text:p text:style-name="Standard"/>
      <text:list text:style-name="LFO5" text:continue-numbering="true">
        <text:list-item>
          <text:p text:style-name="P101"><text:span text:style-name="T102">troisième code en rouge: le client saisi la commande pour envoyer le mail au destinataire 4ième code en bleu: le client confirme le destinataire 4ième</text:span></text:p>
        </text:list-item>
      </text:list>
      <text:p text:style-name="Standard"/>
      <text:list text:style-name="LFO5" text:continue-numbering="true">
        <text:list-item>
          <text:p text:style-name="P103"><text:span text:style-name="T104">code</text:span><text:span text:style-name="T105"><text:s/>en rouge: le client saisi la commande DATA 5ième code en bleu: reponse du serveur à la commande DATA qui attend les données du corps</text:span></text:p>
        </text:list-item>
      </text:list>
      <text:p text:style-name="Standard"/>
      <text:list text:style-name="LFO5" text:continue-numbering="true">
        <text:list-item>
          <text:p text:style-name="P106"><text:span text:style-name="T107">5ième code en rouge: le client saisi le contenu du corps et termine par un seul sur une ligne</text:span></text:p>
        </text:list-item>
      </text:list>
      <text:p text:style-name="Standard"/>
      <text:list text:style-name="LFO5" text:continue-numbering="true">
        <text:list-item>
          <text:p text:style-name="P108"><text:span text:style-name="T109">6ieme code en bleu: le ser</text:span><text:span text:style-name="T110">veur accepte le message</text:span></text:p>
        </text:list-item>
      </text:list>
      <text:p text:style-name="Standard"/>
      <text:list text:style-name="LFO5" text:continue-numbering="true">
        <text:list-item>
          <text:p text:style-name="P111"><text:span text:style-name="T112">6ième rouge : le client tape la commande pour quitter et en fin le serveur confirme la fermeture de la session.</text:span></text:p>
        </text:list-item>
      </text:list>
      <text:p text:style-name="Standard"/>
      <text:p text:style-name="Standard"/>
      <text:list text:style-name="LFO6" text:continue-numbering="true">
        <text:list-item>
          <text:p text:style-name="P113"><text:bookmark-start text:name="yui_3_17_2_1_1673018449311_89"/><text:bookmark-end text:name="yui_3_17_2_1_1673018449311_89"/><text:span text:style-name="T114">Analyse</text:span></text:p>
        </text:list-item>
      </text:list>
      <text:p text:style-name="P115"/>
      <text:p text:style-name="P116">En salle TP, il est impossible de capturer du trafic réseau car on n'a pas les permissions requises et<text:s/>aussi on se connecte comme des clients. Avec Hexedit par exemple on ne voit que quelques lignes ressemblant à celui du fichier PDF alors certaines lignes ont disparues laissant place à des caractères alphanumériques.</text:p>
      <text:p text:style-name="P117"/>
      <text:list text:style-name="LFO6" text:continue-numbering="true">
        <text:list-item>
          <text:p text:style-name="P118"><text:span text:style-name="T119">Outils</text:span><text:span text:style-name="T120"><text:s/></text:span><text:span text:style-name="T121">pour</text:span><text:span text:style-name="T122"><text:s/>la communication réseaux Clients</text:span></text:p>
        </text:list-item>
      </text:list>
      <text:p text:style-name="P123"/>
      <text:list text:style-name="LFO9" text:continue-numbering="true">
        <text:list-item>
          <text:p text:style-name="P124"><text:span text:style-name="T125">telnet<text:s/></text:span></text:p>
        </text:list-item>
      </text:list>
      <text:h text:style-name="P126" text:outline-level="4"><text:span text:style-name="T127">* La premier commande marche et nous connecte au domaine.<text:s/></text:span></text:h>
      <text:h text:style-name="P128" text:outline-level="4"><text:span text:style-name="T129">* La seconde commande nous affiche dans le terminal du code html</text:span></text:h>
      <text:list text:style-name="LFO9" text:continue-numbering="true">
        <text:list-item>
          <text:p text:style-name="P130"><text:span text:style-name="T131">Netcat<text:s/></text:span></text:p>
        </text:list-item>
      </text:list>
      <text:p text:style-name="Normal">* le fichier tp.html a était créer. On aura une page web statique retournant une erreur [400: BAD REQUEST] Réssayer éventuellement avec $ nc -C eu.httpbin.org http tp.html Expliquez. Pouvez dire quel est le nom et la version du logiciel serveur web utilisé pour cette page web statique?<text:s/></text:p>
      <text:p text:style-name="Normal"/>
      <text:p text:style-name="Normal">* Le serveur utilisé est le serveur Apache de version 2.4.6 Tester ces commandes sur un site dynamique comme http://www.univamu.fr. Que constatez-vous ?<text:s/></text:p>
      <text:p text:style-name="Normal"/>
      <text:p text:style-name="Normal">* La commande : nc -C eu.httpbin.org http tp.html ne fonctionne pas.</text:p>
      <text:p text:style-name="Normal"/>
      <text:list text:style-name="LFO6" text:continue-numbering="true">
        <text:list-item>
          <text:p text:style-name="P132">Un serveur simple</text:p>
        </text:list-item>
      </text:list>
      <text:p text:style-name="Paragraphedeliste"/>
      <text:p text:style-name="Normal"/>
      <text:p text:style-name="Normal">On constate lorsqu'on tape un commande sur un autre terminal celle-ci est affichée sur l'autre terminal.</text:p>
      <text:p text:style-name="Normal">Quand deux essaient de se connecter simultanément on obtient comme<text:s/>erreur:</text:p>
      <text:p text:style-name="Normal"><text:span text:style-name="T133">nc: getaddrinfo: Servname not supported for ai_socktyp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ple-system, BlinkMacSystemFon" svg:font-family="apple-system, BlinkMacSystemFon" style:font-family-generic="system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Titre3Car" style:display-name="Titre 3 Car" style:family="text" style:parent-style-name="Policepardéfaut">
      <style:text-properties fo:font-weight="bold" style:font-weight-asian="bold" style:font-weight-complex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 fo:color="#000000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I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I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I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ouhamed sadio diakhate</meta:initial-creator>
    <dc:creator>DIAKHATE Mouhamed sadio</dc:creator>
    <meta:creation-date>2023-01-12T21:05:00Z</meta:creation-date>
    <dc:date>2023-01-12T21:05:00Z</dc:date>
    <meta:print-date>2023-01-12T21:04:00Z</meta:print-date>
    <meta:template xlink:href="Normal" xlink:type="simple"/>
    <meta:editing-cycles>3</meta:editing-cycles>
    <meta:editing-duration>PT120S</meta:editing-duration>
    <meta:document-statistic meta:page-count="1" meta:paragraph-count="10" meta:word-count="801" meta:character-count="5198" meta:row-count="36" meta:non-whitespace-character-count="4407"/>
  </office:meta>
</office:document-meta>
</file>